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12.765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order-bottom="none" fo:background-color="#afd095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2" style:family="table-cell" style:parent-style-name="Default" style:data-style-name="N109">
      <style:table-cell-properties fo:border-bottom="none" fo:background-color="#eeeee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3" style:family="table-cell" style:parent-style-name="Default" style:data-style-name="N109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4" style:family="table-cell" style:parent-style-name="Default" style:data-style-name="N10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09">
      <style:table-cell-properties fo:border-bottom="none" fo:background-color="#2a60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 style:font-name="Liberation Sans1" style:font-name-asian="Liberation Sans1" style:font-name-complex="Liberation Sans1"/>
    </style:style>
    <style:style style:name="ce19" style:family="table-cell" style:parent-style-name="Default" style:data-style-name="N109">
      <style:table-cell-properties fo:border-bottom="none" fo:background-color="#1584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9">
      <style:table-cell-properties fo:border-bottom="none" fo:background-color="#ffbf00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21" style:family="table-cell" style:parent-style-name="Default" style:data-style-name="N109">
      <style:table-cell-properties fo:border-bottom="none" fo:background-color="#dddddd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22" style:family="table-cell" style:parent-style-name="Default" style:data-style-name="N109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 style:data-style-name="N109">
      <style:table-cell-properties fo:border-bottom="none" fo:background-color="#ffffff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afd095" fo:border-left="0.74pt solid #000000" fo:border-right="0.74pt solid #000000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#eeeeee" fo:border-left="0.74pt solid #000000" fo:border-right="0.74pt solid #000000" fo:border-top="none" style:vertical-align="top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none" style:vertical-align="top"/>
    </style:style>
    <style:style style:name="ce30" style:family="table-cell" style:parent-style-name="Default">
      <style:table-cell-properties fo:border-bottom="none" fo:background-color="#afd095" fo:border-left="0.74pt solid #000000" fo:border-right="0.74pt solid #000000" fo:border-top="none" style:vertical-align="top"/>
    </style:style>
    <style:style style:name="ce31" style:family="table-cell" style:parent-style-name="Default">
      <style:table-cell-properties fo:border-bottom="none" fo:background-color="#afd095" fo:border-left="0.74pt solid #000000" fo:border-right="0.74pt solid #000000" fo:border-top="none" style:vertical-align="to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ackground-color="#eeeeee" fo:border-left="0.74pt solid #000000" fo:border-right="0.74pt solid #000000" fo:border-top="none" style:vertical-align="top"/>
      <style:text-properties style:font-name="Liberation Sans"/>
    </style:style>
    <style:style style:name="ce3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4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35" style:family="table-cell" style:parent-style-name="Default">
      <style:table-cell-properties fo:border-bottom="none" fo:background-color="#afd095" fo:border-left="0.74pt solid #000000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1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110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110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110">
      <style:table-cell-properties fo:border-bottom="none" fo:background-color="#eeeee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0" style:family="table-cell" style:parent-style-name="Default" style:data-style-name="N110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41" style:family="table-cell" style:parent-style-name="Default" style:data-style-name="N110">
      <style:table-cell-properties fo:border-bottom="none" fo:background-color="#afd095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3" style:family="table-cell" style:parent-style-name="Default" style:data-style-name="N110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" style:family="table-cell" style:parent-style-name="Default" style:data-style-name="N110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 style:data-style-name="N110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 style:data-style-name="N110">
      <style:table-cell-properties fo:background-color="#afd09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 style:data-style-name="N110">
      <style:table-cell-properties fo:background-color="#eeeeee" style:text-align-source="fix" style:repeat-content="false" style:vertical-align="top"/>
      <style:paragraph-properties fo:text-align="center" fo:margin-left="0cm"/>
    </style:style>
    <style:style style:name="ce52" style:family="table-cell" style:parent-style-name="Default" style:data-style-name="N110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3" style:family="table-cell" style:parent-style-name="Default" style:data-style-name="N110">
      <style:table-cell-properties fo:background-color="#afd095" style:text-align-source="fix" style:repeat-content="false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10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58" style:family="table-cell" style:parent-style-name="Default" style:data-style-name="N110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 style:data-style-name="N110">
      <style:table-cell-properties fo:border-bottom="none" fo:background-color="#eeeeee" style:text-align-source="fix" style:repeat-content="false" fo:border-left="none" fo:border-right="0.74pt solid #000000" fo:border-top="none" style:vertical-align="top"/>
      <style:paragraph-properties fo:text-align="center" fo:margin-left="0cm"/>
    </style:style>
    <style:style style:name="ce60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cm"/>
    </style:style>
    <style:style style:name="ce61" style:family="table-cell" style:parent-style-name="Default" style:data-style-name="N110">
      <style:table-cell-properties fo:border-bottom="none" fo:background-color="#afd095" style:text-align-source="fix" style:repeat-content="false" fo:border-left="none" fo:border-right="0.74pt solid #000000" fo:border-top="none" style:vertical-align="top"/>
      <style:paragraph-properties fo:text-align="center" fo:margin-left="0cm"/>
    </style:style>
    <style:style style:name="ce62" style:family="table-cell" style:parent-style-name="Default" style:data-style-name="N110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cm"/>
    </style:style>
    <style:style style:name="ce63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47"/>
        <table:table-column table:style-name="co6" table:default-cell-style-name="ce10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ce36" office:value-type="string" calcext:value-type="string" table:number-columns-spanned="4" table:number-rows-spanned="1">
            <text:p>Valeur mesurée attendue</text:p>
          </table:table-cell>
          <table:covered-table-cell table:number-columns-repeated="2" table:style-name="ce48"/>
          <table:covered-table-cell/>
          <table:table-cell table:number-columns-repeated="4"/>
        </table:table-row>
        <table:table-row table:style-name="ro1">
          <table:table-cell table:style-name="ce9" office:value-type="string" calcext:value-type="string">
            <text:p>Ligne</text:p>
          </table:table-cell>
          <table:table-cell table:style-name="ce16" office:value-type="string" calcext:value-type="string">
            <text:p>Type d’action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Référence</text:p>
          </table:table-cell>
          <table:table-cell table:style-name="ce37" office:value-type="string" calcext:value-type="string">
            <text:p>Min</text:p>
          </table:table-cell>
          <table:table-cell table:style-name="ce49" office:value-type="string" calcext:value-type="string">
            <text:p>Typ</text:p>
          </table:table-cell>
          <table:table-cell table:style-name="ce57" office:value-type="string" calcext:value-type="string">
            <text:p>Max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Valeur mesurée</text:p>
          </table:table-cell>
          <table:table-cell table:style-name="ce16" office:value-type="string" calcext:value-type="string">
            <text:p>FAIT?</text:p>
          </table:table-cell>
          <table:table-cell table:number-columns-repeated="2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table:style-name="ce17" office:value-type="string" calcext:value-type="string">
            <text:p>Info</text:p>
          </table:table-cell>
          <table:table-cell table:style-name="ce27" office:value-type="string" calcext:value-type="string">
            <text:p>Section : Alimentations de base</text:p>
          </table:table-cell>
          <table:table-cell table:style-name="ce35"/>
          <table:table-cell table:style-name="ce38"/>
          <table:table-cell table:style-name="ce50"/>
          <table:table-cell table:style-name="ce5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12" office:value-type="float" office:value="2" calcext:value-type="float">
            <text:p>002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necteur EINK</text:p>
          </table:table-cell>
          <table:table-cell table:style-name="ce28" office:value-type="string" calcext:value-type="string">
            <text:p>J4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" calcext:value-type="float">
            <text:p>00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onnecteur LIPO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4" calcext:value-type="float">
            <text:p>00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Préparer connecteur JST PHR-2 vers pigtail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5" calcext:value-type="float">
            <text:p>00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connecteur avec PSU à 4.2V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6" calcext:value-type="float">
            <text:p>00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7" calcext:value-type="float">
            <text:p>007</text:p>
          </table:table-cell>
          <table:table-cell table:style-name="ce13" office:value-type="string" calcext:value-type="string">
            <text:p>Info</text:p>
          </table:table-cell>
          <table:table-cell table:style-name="ce29" office:value-type="string" calcext:value-type="string">
            <text:p>Par défaut, mesurer tensions par rapport à GND</text:p>
          </table:table-cell>
          <table:table-cell table:style-name="ce29" office:value-type="string" calcext:value-type="string">
            <text:p>TP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8" calcext:value-type="float">
            <text:p>00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4.2" calcext:value-type="float">
            <text:p>4.2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9" calcext:value-type="float">
            <text:p>00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et fermer alimentation +BATT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10" calcext:value-type="float">
            <text:p>010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entrée Micro USB B</text:p>
          </table:table-cell>
          <table:table-cell table:style-name="ce28" office:value-type="string" calcext:value-type="string">
            <text:p>J1, D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11" calcext:value-type="float">
            <text:p>01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VBUS à 5V (de PSU USB externe)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01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1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13" calcext:value-type="float">
            <text:p>01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alimentation VBUS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14" calcext:value-type="float">
            <text:p>014</text:p>
          </table:table-cell>
          <table:table-cell table:style-name="ce12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1" office:value-type="float" office:value="15" calcext:value-type="float">
            <text:p>015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Interrupteur et gestion Vin pour DC-DC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  <table:table-cell table:number-columns-repeated="2"/>
        </table:table-row>
        <table:table-row table:style-name="ro1">
          <table:table-cell table:style-name="ce12" office:value-type="float" office:value="16" calcext:value-type="float">
            <text:p>01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entrée DC-DC</text:p>
          </table:table-cell>
          <table:table-cell table:style-name="ce28" office:value-type="string" calcext:value-type="string">
            <text:p>Q2, R9, D3, SW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17" calcext:value-type="float">
            <text:p>01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ouvert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18" calcext:value-type="float">
            <text:p>01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19" calcext:value-type="float">
            <text:p>01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20" calcext:value-type="float">
            <text:p>02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DC-DC IN</text:p>
          </table:table-cell>
          <table:table-cell table:style-name="ce28" office:value-type="string" calcext:value-type="string">
            <text:p>TP6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21" calcext:value-type="float">
            <text:p>02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fermé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22" calcext:value-type="float">
            <text:p>02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4.2" calcext:value-type="float">
            <text:p>4.2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23" calcext:value-type="float">
            <text:p>02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office:value-type="string" calcext:value-type="string">
            <text:p>ERREUR – Mauvais pinout Q2 – G est à la place de S, S à la place de D et D à la place de G</text:p>
          </table:table-cell>
          <table:table-cell/>
        </table:table-row>
        <table:table-row table:style-name="ro1">
          <table:table-cell table:style-name="ce12" office:value-type="float" office:value="24" calcext:value-type="float">
            <text:p>02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 +BATT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/>
          <table:table-cell office:value-type="string" calcext:value-type="string">
            <text:p>Tourner chip de 1 tiers</text:p>
          </table:table-cell>
        </table:table-row>
        <table:table-row table:style-name="ro1">
          <table:table-cell table:style-name="ce13" office:value-type="float" office:value="25" calcext:value-type="float">
            <text:p>02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ouvert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26" calcext:value-type="float">
            <text:p>02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27" calcext:value-type="float">
            <text:p>02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VBUS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5" calcext:value-type="float">
            <text:p>5.0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28" calcext:value-type="float">
            <text:p>02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DC-DC IN</text:p>
          </table:table-cell>
          <table:table-cell table:style-name="ce28" office:value-type="string" calcext:value-type="string">
            <text:p>TP6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29" calcext:value-type="float">
            <text:p>02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fermé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30" calcext:value-type="float">
            <text:p>03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1" calcext:value-type="float">
            <text:p>031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32" calcext:value-type="float">
            <text:p>03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42"/>
          <table:table-cell table:style-name="ce54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3" calcext:value-type="float">
            <text:p>03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34" calcext:value-type="float">
            <text:p>034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5" calcext:value-type="float">
            <text:p>03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36" calcext:value-type="float">
            <text:p>03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alimentation VBUS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7" calcext:value-type="float">
            <text:p>03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38" calcext:value-type="float">
            <text:p>03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Ré-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39" calcext:value-type="float">
            <text:p>03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40" calcext:value-type="float">
            <text:p>04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s VBUS et +BATT</text:p>
          </table:table-cell>
          <table:table-cell table:style-name="ce28" office:value-type="string" calcext:value-type="string">
            <text:p>J1, 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41" calcext:value-type="float">
            <text:p>04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1" office:value-type="float" office:value="42" calcext:value-type="float">
            <text:p>042</text:p>
          </table:table-cell>
          <table:table-cell table:style-name="ce11" office:value-type="string" calcext:value-type="string">
            <text:p>Info</text:p>
          </table:table-cell>
          <table:table-cell table:style-name="ce31" office:value-type="string" calcext:value-type="string">
            <text:p>Section : DC-DC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  <table:table-cell table:number-columns-repeated="2"/>
        </table:table-row>
        <table:table-row table:style-name="ro1">
          <table:table-cell table:style-name="ce13" office:value-type="float" office:value="43" calcext:value-type="float">
            <text:p>04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onvertisseur DC-DC (I)</text:p>
          </table:table-cell>
          <table:table-cell table:style-name="ce29" office:value-type="string" calcext:value-type="string">
            <text:p>U2, C3, R14, R1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44" calcext:value-type="float">
            <text:p>04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vertisseur DC-DC (II)</text:p>
          </table:table-cell>
          <table:table-cell table:style-name="ce28" office:value-type="string" calcext:value-type="string">
            <text:p>C2, L1, D4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45" calcext:value-type="float">
            <text:p>04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+BATT à 4.2V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46" calcext:value-type="float">
            <text:p>046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5V</text:p>
          </table:table-cell>
          <table:table-cell table:style-name="ce28" office:value-type="string" calcext:value-type="string">
            <text:p>TP16</text:p>
          </table:table-cell>
          <table:table-cell table:style-name="ce39"/>
          <table:table-cell table:style-name="ce51" office:value-type="float" office:value="5.1" calcext:value-type="float">
            <text:p>5.1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office:value-type="string" calcext:value-type="string">
            <text:p>C2 brûle, 5V louche le temps que j’ai pu lire</text:p>
          </table:table-cell>
          <table:table-cell/>
        </table:table-row>
        <table:table-row table:style-name="ro1">
          <table:table-cell table:style-name="ce13" office:value-type="float" office:value="47" calcext:value-type="float">
            <text:p>047</text:p>
          </table:table-cell>
          <table:table-cell table:style-name="ce20" office:value-type="string" calcext:value-type="string">
            <text:p>Mesure balayée</text:p>
          </table:table-cell>
          <table:table-cell table:style-name="ce29" office:value-type="string" calcext:value-type="string">
            <text:p>Faire varier +BATT de 4.2 à 3V en mesurant +5V</text:p>
          </table:table-cell>
          <table:table-cell table:style-name="ce29" office:value-type="string" calcext:value-type="string">
            <text:p>TP16</text:p>
          </table:table-cell>
          <table:table-cell table:style-name="ce40"/>
          <table:table-cell table:style-name="ce52" office:value-type="float" office:value="5.1" calcext:value-type="float">
            <text:p>5.1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office:value-type="string" calcext:value-type="string">
            <text:p>Chip était à l’envers, puis le cap tantalum n’a pas fait (j’ai transplanté caps d’un des boards)</text:p>
          </table:table-cell>
          <table:table-cell/>
        </table:table-row>
        <table:table-row table:style-name="ro1">
          <table:table-cell table:style-name="ce12" office:value-type="float" office:value="48" calcext:value-type="float">
            <text:p>04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49" calcext:value-type="float">
            <text:p>04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5V</text:p>
          </table:table-cell>
          <table:table-cell table:style-name="ce29" office:value-type="string" calcext:value-type="string">
            <text:p>TP16</text:p>
          </table:table-cell>
          <table:table-cell table:style-name="ce40"/>
          <table:table-cell table:style-name="ce52" office:value-type="float" office:value="5.1" calcext:value-type="float">
            <text:p>5.1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50" calcext:value-type="float">
            <text:p>05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s VBUS et +BATT</text:p>
          </table:table-cell>
          <table:table-cell table:style-name="ce28" office:value-type="string" calcext:value-type="string">
            <text:p>J1, 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51" calcext:value-type="float">
            <text:p>05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Charge LiPo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  <table:table-cell table:number-columns-repeated="2"/>
        </table:table-row>
        <table:table-row table:style-name="ro1">
          <table:table-cell table:style-name="ce13" office:value-type="float" office:value="53" calcext:value-type="float">
            <text:p>05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hargeur LiPo (I)</text:p>
          </table:table-cell>
          <table:table-cell table:style-name="ce29" office:value-type="string" calcext:value-type="string">
            <text:p>U1, R8, R7, R6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54" calcext:value-type="float">
            <text:p>05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hargeur LiPo (II)</text:p>
          </table:table-cell>
          <table:table-cell table:style-name="ce28" office:value-type="string" calcext:value-type="string">
            <text:p>D2, C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55" calcext:value-type="float">
            <text:p>05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VBUS à 5V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56" calcext:value-type="float">
            <text:p>056</text:p>
          </table:table-cell>
          <table:table-cell table:style-name="ce20" office:value-type="string" calcext:value-type="string">
            <text:p>Observation</text:p>
          </table:table-cell>
          <table:table-cell table:style-name="ce32" office:value-type="string" calcext:value-type="string">
            <text:p>Observer état DEL "CHARGE"</text:p>
          </table:table-cell>
          <table:table-cell table:style-name="ce28" office:value-type="string" calcext:value-type="string">
            <text:p>D2</text:p>
          </table:table-cell>
          <table:table-cell table:style-name="ce43" office:value-type="string" calcext:value-type="string" table:number-columns-spanned="3" table:number-rows-spanned="1">
            <text:p>DEL éteinte</text:p>
          </table:table-cell>
          <table:covered-table-cell table:style-name="ce51"/>
          <table:covered-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57" calcext:value-type="float">
            <text:p>05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58" calcext:value-type="float">
            <text:p>05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Utiliser connecteur LIPO pour placer charge 10kΩ 2W entre +BATT et GND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59" calcext:value-type="float">
            <text:p>059</text:p>
          </table:table-cell>
          <table:table-cell table:style-name="ce20" office:value-type="string" calcext:value-type="string">
            <text:p>Observation</text:p>
          </table:table-cell>
          <table:table-cell table:style-name="ce29" office:value-type="string" calcext:value-type="string">
            <text:p>Observer état DEL "CHARGE"</text:p>
          </table:table-cell>
          <table:table-cell table:style-name="ce29" office:value-type="string" calcext:value-type="string">
            <text:p>D2</text:p>
          </table:table-cell>
          <table:table-cell table:style-name="ce44" office:value-type="string" calcext:value-type="string" table:number-columns-spanned="3" table:number-rows-spanned="1">
            <text:p>DEL allumée, verte</text:p>
          </table:table-cell>
          <table:covered-table-cell table:style-name="ce52"/>
          <table:covered-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60" calcext:value-type="float">
            <text:p>06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34" office:value-type="string" calcext:value-type="string">
            <text:p>TP5</text:p>
          </table:table-cell>
          <table:table-cell table:style-name="ce45"/>
          <table:table-cell table:style-name="ce55"/>
          <table:table-cell table:style-name="ce62" office:value-type="float" office:value="5" calcext:value-type="float">
            <text:p>5.0</text:p>
          </table:table-cell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13" office:value-type="float" office:value="61" calcext:value-type="float">
            <text:p>061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courant circulant dans connecteur </text:p>
          </table:table-cell>
          <table:table-cell table:style-name="ce33" office:value-type="string" calcext:value-type="string">
            <text:p>J2</text:p>
          </table:table-cell>
          <table:table-cell table:style-name="ce40"/>
          <table:table-cell table:style-name="ce52"/>
          <table:table-cell table:style-name="ce60" office:value-type="float" office:value="500" calcext:value-type="float">
            <text:p>500.0</text:p>
          </table:table-cell>
          <table:table-cell table:style-name="ce67" office:value-type="string" calcext:value-type="string">
            <text:p>mA</text:p>
          </table:table-cell>
          <table:table-cell table:style-name="ce67" table:number-columns-repeated="2"/>
          <table:table-cell table:number-columns-repeated="2"/>
        </table:table-row>
        <table:table-row table:style-name="ro1">
          <table:table-cell table:style-name="ce12" office:value-type="float" office:value="62" calcext:value-type="float">
            <text:p>062</text:p>
          </table:table-cell>
          <table:table-cell table:style-name="ce19" office:value-type="string" calcext:value-type="string">
            <text:p>Manipulation</text:p>
          </table:table-cell>
          <table:table-cell table:style-name="ce34" office:value-type="string" calcext:value-type="string">
            <text:p>Déconnecter alimentations VBUS</text:p>
          </table:table-cell>
          <table:table-cell table:style-name="ce34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63" calcext:value-type="float">
            <text:p>06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charge sur connecteur LIPO</text:p>
          </table:table-cell>
          <table:table-cell table:style-name="ce33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64" calcext:value-type="float">
            <text:p>064</text:p>
          </table:table-cell>
          <table:table-cell table:style-name="ce12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Suivi de la charge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  <table:table-cell table:number-columns-repeated="2"/>
        </table:table-row>
        <table:table-row table:style-name="ro1">
          <table:table-cell table:style-name="ce12" office:value-type="float" office:value="66" calcext:value-type="float">
            <text:p>06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diviseur pour signal "CHARGING"</text:p>
          </table:table-cell>
          <table:table-cell table:style-name="ce28" office:value-type="string" calcext:value-type="string">
            <text:p>R2, R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float" office:value="67" calcext:value-type="float">
            <text:p>067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détecteur batterie faible</text:p>
          </table:table-cell>
          <table:table-cell table:style-name="ce29" office:value-type="string" calcext:value-type="string">
            <text:p>Q1, RV1, R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float" office:value="68" calcext:value-type="float">
            <text:p>06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69" calcext:value-type="float">
            <text:p>069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MON_CHARGE</text:p>
          </table:table-cell>
          <table:table-cell table:style-name="ce33" office:value-type="string" calcext:value-type="string">
            <text:p>TP3</text:p>
          </table:table-cell>
          <table:table-cell table:style-name="ce46" office:value-type="float" office:value="1.6" calcext:value-type="float">
            <text:p>1.6</text:p>
          </table:table-cell>
          <table:table-cell table:style-name="ce56"/>
          <table:table-cell table:style-name="ce63" office:value-type="float" office:value="2.6" calcext:value-type="float">
            <text:p>2.6</text:p>
          </table:table-cell>
          <table:table-cell table:style-name="ce69" office:value-type="string" calcext:value-type="string">
            <text:p>V</text:p>
          </table:table-cell>
          <table:table-cell table:style-name="ce69" table:number-columns-repeated="2"/>
          <table:table-cell table:number-columns-repeated="2"/>
        </table:table-row>
        <table:table-row table:style-name="ro1">
          <table:table-cell table:style-name="ce12" office:value-type="float" office:value="70" calcext:value-type="float">
            <text:p>07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Utiliser connecteur LIPO pour placer charge 10kΩ 2W entre +BATT et GND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71" calcext:value-type="float">
            <text:p>071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MON_CHARGE</text:p>
          </table:table-cell>
          <table:table-cell table:style-name="ce33" office:value-type="string" calcext:value-type="string">
            <text:p>TP3</text:p>
          </table:table-cell>
          <table:table-cell table:style-name="ce46" office:value-type="float" office:value="0" calcext:value-type="float">
            <text:p>0</text:p>
          </table:table-cell>
          <table:table-cell table:style-name="ce56"/>
          <table:table-cell table:style-name="ce63" office:value-type="float" office:value="0.9" calcext:value-type="float">
            <text:p>0.9</text:p>
          </table:table-cell>
          <table:table-cell table:style-name="ce69" office:value-type="string" calcext:value-type="string">
            <text:p>V</text:p>
          </table:table-cell>
          <table:table-cell table:style-name="ce69" table:number-columns-repeated="2"/>
          <table:table-cell table:number-columns-repeated="2"/>
        </table:table-row>
        <table:table-row table:style-name="ro1">
          <table:table-cell table:style-name="ce12" office:value-type="float" office:value="72" calcext:value-type="float">
            <text:p>07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charge sur connecteur LIPO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73" calcext:value-type="float">
            <text:p>07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juster potentiomètre RV1 à moitié de course (50%)</text:p>
          </table:table-cell>
          <table:table-cell table:style-name="ce29" office:value-type="string" calcext:value-type="string">
            <text:p>RV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74" calcext:value-type="float">
            <text:p>07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75" calcext:value-type="float">
            <text:p>07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MON_CHARGE</text:p>
          </table:table-cell>
          <table:table-cell table:style-name="ce29" office:value-type="string" calcext:value-type="string">
            <text:p>TP3</text:p>
          </table:table-cell>
          <table:table-cell table:style-name="ce40" office:value-type="float" office:value="1.6" calcext:value-type="float">
            <text:p>1.6</text:p>
          </table:table-cell>
          <table:table-cell table:style-name="ce52"/>
          <table:table-cell table:style-name="ce60" office:value-type="float" office:value="2.6" calcext:value-type="float">
            <text:p>2.6</text:p>
          </table:table-cell>
          <table:table-cell table:style-name="ce67" office:value-type="string" calcext:value-type="string">
            <text:p>V</text:p>
          </table:table-cell>
          <table:table-cell table:style-name="ce67" table:number-columns-repeated="2"/>
          <table:table-cell table:number-columns-repeated="2"/>
        </table:table-row>
        <table:table-row table:style-name="ro1">
          <table:table-cell table:style-name="ce14" office:value-type="float" office:value="76" calcext:value-type="float">
            <text:p>076</text:p>
          </table:table-cell>
          <table:table-cell table:style-name="ce21" office:value-type="string" calcext:value-type="string">
            <text:p>Info</text:p>
          </table:table-cell>
          <table:table-cell table:style-name="ce28" office:value-type="string" calcext:value-type="string">
            <text:p>Pour les deux prochaines mesures (ligne 78 et 80), ne pas arrêter si valeur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77" calcext:value-type="float">
            <text:p>077</text:p>
          </table:table-cell>
          <table:table-cell table:style-name="ce22" office:value-type="string" calcext:value-type="string">
            <text:p>Info</text:p>
          </table:table-cell>
          <table:table-cell table:style-name="ce29" office:value-type="string" calcext:value-type="string">
            <text:p>n’est pas proche de valeur typique. Arrêter si valeur &gt; max seulement.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78" calcext:value-type="float">
            <text:p>07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MON_LOWBATT</text:p>
          </table:table-cell>
          <table:table-cell table:style-name="ce28" office:value-type="string" calcext:value-type="string">
            <text:p>TP4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 office:value-type="float" office:value="3.3" calcext:value-type="float">
            <text:p>3.3</text:p>
          </table:table-cell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79" calcext:value-type="float">
            <text:p>079</text:p>
          </table:table-cell>
          <table:table-cell table:style-name="ce20" office:value-type="string" calcext:value-type="string">
            <text:p>Manipulation</text:p>
          </table:table-cell>
          <table:table-cell table:style-name="ce29" office:value-type="string" calcext:value-type="string">
            <text:p>Alimenter +BATT à 3.0V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80" calcext:value-type="float">
            <text:p>080</text:p>
          </table:table-cell>
          <table:table-cell table:style-name="ce23" office:value-type="string" calcext:value-type="string">
            <text:p>Mesure</text:p>
          </table:table-cell>
          <table:table-cell table:style-name="ce28" office:value-type="string" calcext:value-type="string">
            <text:p>Mesurer MON_LOWBATT</text:p>
          </table:table-cell>
          <table:table-cell table:style-name="ce28" office:value-type="string" calcext:value-type="string">
            <text:p>TP4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 office:value-type="float" office:value="3.3" calcext:value-type="float">
            <text:p>3.3</text:p>
          </table:table-cell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81" calcext:value-type="float">
            <text:p>08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et fermer alimentations VBUS et +BATT</text:p>
          </table:table-cell>
          <table:table-cell table:style-name="ce29" office:value-type="string" calcext:value-type="string">
            <text:p>J1, 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82" calcext:value-type="float">
            <text:p>08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83" calcext:value-type="float">
            <text:p>083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Boutons et interface RPI ↔ EINK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  <table:table-cell table:number-columns-repeated="2"/>
        </table:table-row>
        <table:table-row table:style-name="ro1">
          <table:table-cell table:style-name="ce12" office:value-type="float" office:value="84" calcext:value-type="float">
            <text:p>08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boutons BACK, FWD et ACTION</text:p>
          </table:table-cell>
          <table:table-cell table:style-name="ce28" office:value-type="string" calcext:value-type="string">
            <text:p>SW4, SW3, SW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85" calcext:value-type="float">
            <text:p>085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pull-ups associés</text:p>
          </table:table-cell>
          <table:table-cell table:style-name="ce29" office:value-type="string" calcext:value-type="string">
            <text:p>R11, R12, R10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86" calcext:value-type="float">
            <text:p>08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necteur 2 x 20 RPI</text:p>
          </table:table-cell>
          <table:table-cell table:style-name="ce28" office:value-type="string" calcext:value-type="string">
            <text:p>J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87" calcext:value-type="float">
            <text:p>08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+3.3V sur J3 avec PSU externe (broche 1 +3.3V, broche 6 GND)</text:p>
          </table:table-cell>
          <table:table-cell table:style-name="ce29" office:value-type="string" calcext:value-type="string">
            <text:p>J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88" calcext:value-type="float">
            <text:p>088</text:p>
          </table:table-cell>
          <table:table-cell table:style-name="ce21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89" calcext:value-type="float">
            <text:p>089</text:p>
          </table:table-cell>
          <table:table-cell table:style-name="ce24" office:value-type="string" calcext:value-type="string">
            <text:p>Info</text:p>
          </table:table-cell>
          <table:table-cell table:style-name="ce29" office:value-type="string" calcext:value-type="string">
            <text:p>Les lignes 90-100 sont de simples tests de bouton, détaillés par étapes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90" calcext:value-type="float">
            <text:p>09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4</text:p>
          </table:table-cell>
          <table:table-cell table:style-name="ce28" office:value-type="string" calcext:value-type="string">
            <text:p>TP9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91" calcext:value-type="float">
            <text:p>091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GPIO25</text:p>
          </table:table-cell>
          <table:table-cell table:style-name="ce29" office:value-type="string" calcext:value-type="string">
            <text:p>TP13</text:p>
          </table:table-cell>
          <table:table-cell table:style-name="ce40"/>
          <table:table-cell table:style-name="ce52" office:value-type="float" office:value="3.3" calcext:value-type="float">
            <text:p>3.3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  <table:table-cell table:number-columns-repeated="2"/>
        </table:table-row>
        <table:table-row table:style-name="ro1">
          <table:table-cell table:style-name="ce12" office:value-type="float" office:value="92" calcext:value-type="float">
            <text:p>09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7</text:p>
          </table:table-cell>
          <table:table-cell table:style-name="ce28" office:value-type="string" calcext:value-type="string">
            <text:p>TP15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93" calcext:value-type="float">
            <text:p>09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ppuyer et maintenir bouton BACK</text:p>
          </table:table-cell>
          <table:table-cell table:style-name="ce29" office:value-type="string" calcext:value-type="string">
            <text:p>SW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94" calcext:value-type="float">
            <text:p>094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4</text:p>
          </table:table-cell>
          <table:table-cell table:style-name="ce28" office:value-type="string" calcext:value-type="string">
            <text:p>TP9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95" calcext:value-type="float">
            <text:p>09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BACK, appuyer et maintenir bouton FWD</text:p>
          </table:table-cell>
          <table:table-cell table:style-name="ce29" office:value-type="string" calcext:value-type="string">
            <text:p>SW2, SW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96" calcext:value-type="float">
            <text:p>096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5</text:p>
          </table:table-cell>
          <table:table-cell table:style-name="ce28" office:value-type="string" calcext:value-type="string">
            <text:p>TP13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97" calcext:value-type="float">
            <text:p>09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FWD, appuyer et maintenir bouton ACTION</text:p>
          </table:table-cell>
          <table:table-cell table:style-name="ce29" office:value-type="string" calcext:value-type="string">
            <text:p>SW3, SW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98" calcext:value-type="float">
            <text:p>09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7</text:p>
          </table:table-cell>
          <table:table-cell table:style-name="ce28" office:value-type="string" calcext:value-type="string">
            <text:p>TP15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table:style-name="ce13" office:value-type="float" office:value="99" calcext:value-type="float">
            <text:p>09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ACTION</text:p>
          </table:table-cell>
          <table:table-cell table:style-name="ce29" office:value-type="string" calcext:value-type="string">
            <text:p>SW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 +3.3V</text:p>
          </table:table-cell>
          <table:table-cell table:style-name="ce28" office:value-type="string" calcext:value-type="string">
            <text:p>J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Préparer sans activer une alimentation 4.2V sur +BATT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Préparer capture one-shot à l’oscilloscope de +5V</text:p>
          </table:table-cell>
          <table:table-cell table:style-name="ce29" office:value-type="string" calcext:value-type="string">
            <text:p>Broche 2 J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Lancer capture en activant alimentation sur +BATT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Noter la présence et valeur maximum de pics de tension sur +5V</text:p>
          </table:table-cell>
          <table:table-cell table:style-name="ce29" office:value-type="string" calcext:value-type="string">
            <text:p>Broche 2 J3</text:p>
          </table:table-cell>
          <table:table-cell table:style-name="ce40"/>
          <table:table-cell table:style-name="ce52"/>
          <table:table-cell table:style-name="ce64" office:value-type="float" office:value="5.25" calcext:value-type="float">
            <text:p>5.25</text:p>
          </table:table-cell>
          <table:table-cell table:style-name="ce67" office:value-type="string" calcext:value-type="string">
            <text:p>V</text:p>
          </table:table-cell>
          <table:table-cell table:style-name="ce67" table:number-columns-repeated="2"/>
          <table:table-cell table:number-columns-repeated="2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14" calcext:value-type="float">
            <text:p>11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16" calcext:value-type="float">
            <text:p>11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18" calcext:value-type="float">
            <text:p>11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22" calcext:value-type="float">
            <text:p>12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30" calcext:value-type="float">
            <text:p>13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36" calcext:value-type="float">
            <text:p>13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38" calcext:value-type="float">
            <text:p>13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44" calcext:value-type="float">
            <text:p>14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46" calcext:value-type="float">
            <text:p>14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48" calcext:value-type="float">
            <text:p>14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50" calcext:value-type="float">
            <text:p>15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52" calcext:value-type="float">
            <text:p>15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54" calcext:value-type="float">
            <text:p>15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58" calcext:value-type="float">
            <text:p>15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60" calcext:value-type="float">
            <text:p>16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62" calcext:value-type="float">
            <text:p>16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64" calcext:value-type="float">
            <text:p>16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66" calcext:value-type="float">
            <text:p>16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68" calcext:value-type="float">
            <text:p>16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70" calcext:value-type="float">
            <text:p>17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72" calcext:value-type="float">
            <text:p>17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74" calcext:value-type="float">
            <text:p>17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76" calcext:value-type="float">
            <text:p>17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78" calcext:value-type="float">
            <text:p>17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80" calcext:value-type="float">
            <text:p>18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82" calcext:value-type="float">
            <text:p>18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84" calcext:value-type="float">
            <text:p>18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86" calcext:value-type="float">
            <text:p>18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88" calcext:value-type="float">
            <text:p>18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90" calcext:value-type="float">
            <text:p>19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92" calcext:value-type="float">
            <text:p>19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94" calcext:value-type="float">
            <text:p>19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96" calcext:value-type="float">
            <text:p>19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198" calcext:value-type="float">
            <text:p>19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  <table:table-cell table:number-columns-repeated="2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4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4"/>
        </table:table-row>
        <table:table-row table:style-name="ro1" table:number-rows-repeated="104828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5:09:54.334349909</meta:creation-date>
    <dc:date>2023-11-16T06:37:55.666806796</dc:date>
    <meta:editing-duration>PT21H49M4S</meta:editing-duration>
    <meta:editing-cycles>126</meta:editing-cycles>
    <meta:generator>LibreOffice/7.4.7.2$Linux_X86_64 LibreOffice_project/40$Build-2</meta:generator>
    <meta:document-statistic meta:table-count="1" meta:cell-count="618" meta:object-count="0"/>
  </office:meta>
</office:document-meta>
</file>